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9.449cm" table:align="right"/>
    </style:style>
    <style:style style:name="Tabelle1.A" style:family="table-column">
      <style:table-column-properties style:column-width="9.449cm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color="#0000ff"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2.448cm"/>
          <style:tab-stop style:position="5.703cm"/>
        </style:tab-stops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2.448cm"/>
        </style:tab-stops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Times New Roman" fo:font-size="10pt" style:font-size-asian="10pt" style:font-size-complex="10pt"/>
    </style:style>
    <style:style style:name="P9" style:family="paragraph" style:parent-style-name="Contents_20_Heading"/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Heading_20_1" style:list-style-name="L1">
      <style:paragraph-properties fo:margin-left="0.016cm" fo:margin-right="0cm" fo:text-indent="0cm" style:auto-text-indent="false" fo:break-before="page"/>
      <style:text-properties style:font-name="Times New Roman"/>
    </style:style>
    <style:style style:name="P14" style:family="paragraph" style:parent-style-name="Text_20_body">
      <style:text-properties style:font-name="Times New Roman" fo:font-size="10pt" style:font-size-asian="10pt" style:font-size-complex="10pt"/>
    </style:style>
    <style:style style:name="P15" style:family="paragraph" style:parent-style-name="Heading_20_2" style:list-style-name="L2">
      <style:paragraph-properties fo:margin-left="0cm" fo:margin-right="0cm" fo:text-indent="-0.016cm" style:auto-text-indent="false">
        <style:tab-stops/>
      </style:paragraph-properties>
      <style:text-properties style:font-name="Times New Roman"/>
    </style:style>
    <style:style style:name="P16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4.597cm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Heading_20_2" style:list-style-name="L2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Heading_20_1">
      <style:text-properties style:font-name="Times New Roman"/>
    </style:style>
    <style:style style:name="P20" style:family="paragraph" style:parent-style-name="Text_20_body">
      <style:text-properties style:font-name="Times New Roman" fo:font-size="10pt" style:font-name-asian="CMSS10" style:font-size-asian="10pt" style:font-name-complex="CMSS10" style:font-size-complex="10pt"/>
    </style:style>
    <style:style style:name="P21" style:family="paragraph" style:parent-style-name="Heading_20_2">
      <style:text-properties style:font-name="Times New Roman"/>
    </style:style>
    <style:style style:name="P22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23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0pt" style:font-size-asian="10pt" style:font-size-complex="10pt"/>
    </style:style>
    <style:style style:name="P25" style:family="paragraph" style:parent-style-name="Heading_20_2">
      <style:paragraph-properties fo:margin-left="0cm" fo:margin-right="0cm" fo:text-indent="-0.016cm" style:auto-text-indent="false">
        <style:tab-stops/>
      </style:paragraph-properties>
      <style:text-properties style:font-name="Times New Roman"/>
    </style:style>
    <style:style style:name="P26" style:family="paragraph" style:parent-style-name="Text_20_body">
      <style:paragraph-properties fo:margin-left="0.494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7" style:family="paragraph" style:parent-style-name="Heading_20_3" style:list-style-name="L6">
      <style:paragraph-properties fo:margin-left="0.243cm" fo:margin-right="0cm" fo:text-indent="0cm" style:auto-text-indent="false"/>
      <style:text-properties style:font-name="Times New Roman"/>
    </style:style>
    <style:style style:name="P28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29" style:family="paragraph" style:parent-style-name="Text_20_body">
      <style:paragraph-properties fo:margin-left="0.494cm" fo:margin-right="0cm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0" style:family="paragraph" style:parent-style-name="Heading_20_2">
      <style:paragraph-properties fo:text-align="justify" style:justify-single-word="false"/>
      <style:text-properties style:font-name="Times New Roman"/>
    </style:style>
    <style:style style:name="P31" style:family="paragraph" style:parent-style-name="Text_20_body">
      <style:paragraph-properties fo:margin-left="0.526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ext_20_body">
      <style:paragraph-properties fo:margin-left="0.526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3" style:family="paragraph" style:parent-style-name="Text_20_body">
      <style:paragraph-properties fo:margin-left="0cm" fo:margin-right="0cm" fo:text-align="justify" style:justify-single-word="false" fo:text-indent="0.51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4" style:family="paragraph" style:parent-style-name="Text_20_body">
      <style:paragraph-properties fo:margin-left="0.542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Heading_20_1">
      <style:paragraph-properties fo:break-before="page"/>
      <style:text-properties style:font-name="Times New Roman"/>
    </style:style>
    <style:style style:name="P36" style:family="paragraph" style:parent-style-name="Heading_20_2" style:list-style-name="L7">
      <style:paragraph-properties fo:text-align="justify" style:justify-single-word="false"/>
      <style:text-properties style:font-name="Times New Roman"/>
    </style:style>
    <style:style style:name="P37" style:family="paragraph" style:parent-style-name="Text_20_body">
      <style:paragraph-properties fo:margin-left="1.108cm" fo:margin-right="0cm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8" style:family="paragraph" style:parent-style-name="Text_20_body">
      <style:paragraph-properties fo:margin-left="0.542cm" fo:margin-right="0cm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9" style:family="paragraph" style:parent-style-name="Heading_20_2" style:list-style-name="L7">
      <style:paragraph-properties fo:margin-left="0cm" fo:margin-right="0cm" fo:text-align="justify" style:justify-single-word="false" fo:text-indent="-0.016cm" style:auto-text-indent="false">
        <style:tab-stops/>
      </style:paragraph-properties>
      <style:text-properties style:font-name="Times New Roman"/>
    </style:style>
    <style:style style:name="P40" style:family="paragraph" style:parent-style-name="Text_20_body">
      <style:paragraph-properties fo:margin-left="1.108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1" style:family="paragraph" style:parent-style-name="Text_20_body" style:list-style-name="L8">
      <style:paragraph-properties fo:margin-left="0cm" fo:margin-right="0cm" fo:text-align="justify" style:justify-single-word="false" fo:text-indent="0.51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2" style:family="paragraph" style:parent-style-name="Text_20_body">
      <style:paragraph-properties fo:margin-left="0.542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3" style:family="paragraph" style:parent-style-name="Text_20_body">
      <style:paragraph-properties fo:text-align="justify" style:justify-single-word="false"/>
      <style:text-properties style:font-name="Times New Roman" fo:font-size="10pt" style:font-name-asian="CMSS10" style:font-size-asian="10pt" style:font-name-complex="CMSS10" style:font-size-complex="10pt"/>
    </style:style>
    <style:style style:name="P44" style:family="paragraph" style:parent-style-name="Heading_20_2" style:list-style-name="L9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45" style:family="paragraph" style:parent-style-name="Text_20_body">
      <style:paragraph-properties fo:margin-left="0cm" fo:margin-right="0cm" fo:text-align="justify" style:justify-single-word="false" fo:text-indent="0.52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6" style:family="paragraph" style:parent-style-name="Heading_20_3" style:list-style-name="L10">
      <style:paragraph-properties fo:margin-left="0.243cm" fo:margin-right="0cm" fo:text-indent="0cm" style:auto-text-indent="false"/>
      <style:text-properties style:font-name="Times New Roman"/>
    </style:style>
    <style:style style:name="P47" style:family="paragraph" style:parent-style-name="Text_20_body">
      <style:paragraph-properties fo:margin-left="1.67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8" style:family="paragraph" style:parent-style-name="Heading_20_2" style:list-style-name="L9">
      <style:paragraph-properties fo:margin-left="0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1pt" style:font-size-asian="11pt" style:font-size-complex="11pt"/>
    </style:style>
    <style:style style:name="P49" style:family="paragraph" style:parent-style-name="Text_20_body">
      <style:paragraph-properties fo:margin-left="0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0" style:family="paragraph" style:parent-style-name="Heading_20_3" style:list-style-name="L11">
      <style:paragraph-properties fo:margin-left="0.243cm" fo:margin-right="0cm" fo:text-indent="0cm" style:auto-text-indent="false"/>
      <style:text-properties style:font-name="Times New Roman"/>
    </style:style>
    <style:style style:name="P51" style:family="paragraph" style:parent-style-name="Text_20_body">
      <style:paragraph-properties fo:margin-left="0.494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2" style:family="paragraph" style:parent-style-name="Heading_20_3" style:list-style-name="L12">
      <style:paragraph-properties fo:margin-left="0.243cm" fo:margin-right="0cm" fo:text-indent="0cm" style:auto-text-indent="false"/>
      <style:text-properties style:font-name="Times New Roman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Heading_20_1" style:list-style-name="L13">
      <style:paragraph-properties fo:break-before="page"/>
    </style:style>
    <style:style style:name="P55" style:family="paragraph" style:parent-style-name="Text_20_body">
      <style:paragraph-properties fo:margin-left="0cm" fo:margin-right="0cm" fo:text-align="justify" style:justify-single-word="false" fo:text-indent="0.526cm" style:auto-text-indent="false">
        <style:tab-stops/>
      </style:paragraph-properties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56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7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58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9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0" style:family="paragraph" style:parent-style-name="Heading_20_3" style:list-style-name="L15">
      <style:paragraph-properties fo:margin-left="0.226cm" fo:margin-right="0cm" fo:text-indent="0cm" style:auto-text-indent="false"/>
      <style:text-properties style:font-name="Times New Roman"/>
    </style:style>
    <style:style style:name="P61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62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63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4" style:family="paragraph" style:parent-style-name="Standard">
      <style:paragraph-properties fo:margin-left="0.563cm" fo:margin-right="0cm" fo:text-align="justify" style:justify-single-word="false" fo:text-indent="0cm" style:auto-text-indent="false" style:text-autospace="none"/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5" style:family="paragraph" style:parent-style-name="Standard" style:list-style-name="L16">
      <style:paragraph-properties fo:margin-left="0.563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6" style:family="paragraph" style:parent-style-name="Text_20_body" style:list-style-name="L5">
      <style:paragraph-properties fo:margin-left="0cm" fo:margin-right="0cm" fo:text-align="justify" style:justify-single-word="false" fo:text-indent="0.526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7" style:family="paragraph" style:parent-style-name="Text_20_body" style:list-style-name="L5">
      <style:paragraph-properties fo:margin-left="0.563cm" fo:margin-right="0cm" fo:margin-top="0cm" fo:margin-bottom="0cm" fo:text-align="justify" style:justify-single-word="false" fo:text-indent="-0.016cm" style:auto-text-indent="false" style:text-autospace="none">
        <style:tab-stops/>
      </style:paragraph-properties>
    </style:style>
    <style:style style:name="P68" style:family="paragraph" style:parent-style-name="Standard">
      <style:paragraph-properties fo:margin-left="0.563cm" fo:margin-right="0cm" fo:text-align="justify" style:justify-single-word="false" fo:text-indent="0cm" style:auto-text-indent="false" style:text-autospace="none"/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9" style:family="paragraph" style:parent-style-name="Heading_20_3" style:list-style-name="L17">
      <style:paragraph-properties fo:margin-left="0.243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70" style:family="paragraph" style:parent-style-name="Text_20_body" style:list-style-name="L5">
      <style:paragraph-properties fo:margin-left="0.845cm" fo:margin-right="0cm" fo:text-align="start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71" style:family="paragraph" style:parent-style-name="Heading_20_3" style:list-style-name="L17">
      <style:paragraph-properties fo:margin-left="0.243cm" fo:margin-right="0cm" fo:text-indent="0cm" style:auto-text-indent="false"/>
      <style:text-properties style:font-name="Times New Roman"/>
    </style:style>
    <style:style style:name="P72" style:family="paragraph" style:parent-style-name="Text_20_body" style:list-style-name="L5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T1" style:family="text">
      <style:text-properties style:font-name-asian="TimesNewRomanPSMT" style:font-name-complex="TimesNewRomanPSMT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ize="10pt" style:font-name-asian="CMSS10" style:font-size-asian="10pt" style:font-name-complex="CMSS10" style:font-size-complex="10pt"/>
    </style:style>
    <style:style style:name="T9" style:family="text">
      <style:text-properties fo:font-style="italic" style:text-underline-style="none" style:font-name-asian="CMSS10" style:font-style-asian="italic" style:font-name-complex="CMSS10" style:font-style-complex="italic"/>
    </style:style>
    <style:style style:name="T10" style:family="text">
      <style:text-properties style:font-name-asian="CMSS10" style:font-name-complex="CMSS10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style:font-name="Times New Roman" fo:font-size="10pt" style:font-size-asian="10pt" style:font-size-complex="10pt"/>
    </style:style>
    <style:style style:name="T14" style:family="text">
      <style:text-properties style:font-name="Times New Roman" fo:font-size="10pt" fo:language="en" fo:country="US" fo:font-style="italic" style:text-underline-style="none" fo:font-weight="normal" style:font-name-asian="CMSS10" style:font-size-asian="10pt" style:font-style-asian="italic" style:font-weight-asian="normal" style:font-name-complex="CMSS10" style:font-size-complex="10pt" style:font-style-complex="italic" style:font-weight-complex="normal"/>
    </style:style>
    <style:style style:name="T15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16" style:family="text">
      <style:text-properties fo:color="#000000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 " style:num-suffix=" " style:num-format="1" text:start-value="2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5">
      <text:list-level-style-bullet text:level="1" text:style-name="Bullet_20_Symbols" style:num-suffix="." text:bullet-char="•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 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prefix=" " style:num-suffix=" 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3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4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prefix=" " style:num-suffix=" 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number text:level="1" text:style-name="Numbering_20_Symbols" style:num-prefix=" " style:num-suffix=" 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7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number:date-style style:name="N5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igenleistungs-Dokumentation</text:p>
      <text:p text:style-name="P3">Programmieren eines 3D-Editors</text:p>
      <text:p text:style-name="P3">-- Blacksun --</text:p>
      <text:p text:style-name="P4"/>
      <text:p text:style-name="P4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Mitglieder: <text:tab/><text:span text:style-name="T1">Philipp </text:span>Gruber<text:tab/>pgruber@fh-landshut.de</text:p>
            <text:p text:style-name="P5"><text:tab/>Reinhard Jeschull<text:tab/>rjeschu@fh-landshut.de</text:p>
            <text:p text:style-name="P5"><text:tab/>Thomas Kuhndörfer<text:tab/>tkuhndo@fh-landshut.de</text:p>
            <text:p text:style-name="P5"><text:tab/>Thomas Tischler<text:tab/>ttischl1@fh-landshut.de</text:p>
            <text:p text:style-name="P5"><text:tab/>Stefan Zeltner<text:tab/>szeltne@fh-landshut.de</text:p>
            <text:p text:style-name="P6"/>
            <text:p text:style-name="P6">Betreuer:<text:tab/>Prof. Peter Hartmann</text:p>
            <text:p text:style-name="P6"/>
            <text:p text:style-name="P6">Homepage:<text:tab/>http://sourceforge.net/projects/blacksun/<text:tab/></text:p>
            <text:p text:style-name="P7">letzte Änderung: <text:date style:data-style-name="N5038" text:date-value="2007-06-06T15:47:34.21">Mittwoch, 6. Juni 2007</text:date></text:p>
          </table:table-cell>
        </table:table-row>
      </table:table>
      <text:p text:style-name="P7"/>
      <text:p text:style-name="P7"/>
      <text:p text:style-name="P7"/>
      <text:p text:style-name="P8"/>
      <text:table-of-content text:style-name="Sect1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P9">Inhaltsverzeichnis</text:p>
          </text:index-title>
          <text:p text:style-name="P10"><text:s/>1 Übersicht<text:tab/>4</text:p>
          <text:p text:style-name="P11"><text:s/>1.1 Allgemeine Verantwortlichkeiten<text:tab/>4</text:p>
          <text:p text:style-name="P10"><text:s/>2 Organisatorische Übersicht<text:tab/>4</text:p>
          <text:p text:style-name="P11"><text:s/>2.1 Projektplanung: Thomas Kuhndörfer<text:tab/>4</text:p>
          <text:p text:style-name="P11"><text:s/>2.2 Pflichtenheft<text:tab/>4</text:p>
          <text:p text:style-name="P12"><text:s/>2.2.1 Erstellung: Reinhard Jeschull<text:tab/>4</text:p>
          <text:p text:style-name="P12"><text:s/>2.2.2 Weitere Ausarbeitung: Alle<text:tab/>4</text:p>
          <text:p text:style-name="P11"><text:s/>2.3 Sitzungsprotokolle: Thomas Kuhndörfer<text:tab/>4</text:p>
          <text:p text:style-name="P11"><text:s/>2.4 Taskliste: Reinhard Jeschull und Thomas Kuhndörfer<text:tab/>4</text:p>
          <text:p text:style-name="P11"><text:s/>2.5 TODO-Liste: Reinhard Jeschull und Thomas Kuhndörfer<text:tab/>4</text:p>
          <text:p text:style-name="P11"><text:s/>2.6 Zwischenpräsentation am 17.01.2007: Alle<text:tab/>4</text:p>
          <text:p text:style-name="P11"><text:s/>2.7 Architekturdokumentation: Alle<text:tab/>4</text:p>
          <text:p text:style-name="P10"><text:s/>3 Entwicklungsübersicht: Kern-Module<text:tab/>5</text:p>
          <text:p text:style-name="P11"><text:s/>3.1 Core/Logger: Philipp Gruber<text:tab/>5</text:p>
          <text:p text:style-name="P11"><text:s/>3.2 GUI: Thomas Tischler<text:tab/>5</text:p>
          <text:p text:style-name="P11"><text:s/>3.3 Mathebibliothek: Reinhard Jeschull<text:tab/>5</text:p>
          <text:p text:style-name="P11"><text:s/>3.4 Renderer: Reinhard Jeschull<text:tab/>5</text:p>
          <text:p text:style-name="P11"><text:s/>3.5 SceneGraph: Thomas Kuhndörfer<text:tab/>5</text:p>
          <text:p text:style-name="P11"><text:s/>3.6 Pluginsystem: Stefan Zeltner<text:tab/>5</text:p>
          <text:p text:style-name="P10"><text:s/>4 Entwicklungsübersicht: Plugins<text:tab/>5</text:p>
          <text:p text:style-name="P11"><text:s/>4.1 Grundkörper<text:tab/>5</text:p>
          <text:p text:style-name="P12"><text:s/>4.1.1 Block: Philipp Gruber<text:tab/>5</text:p>
          <text:p text:style-name="P12"><text:s/>4.1.2 Box: Philipp Gruber<text:tab/>5</text:p>
          <text:p text:style-name="P12"><text:s/>4.1.3 GeoSphere: Reinhard Jeschull<text:tab/>5</text:p>
          <text:p text:style-name="P12"><text:s/>4.1.4 Grid (Gitter): Reinhard Jeschull<text:tab/>5</text:p>
          <text:p text:style-name="P12"><text:s/>4.1.5 Helix: Reinhard Jeschull<text:tab/>5</text:p>
          <text:p text:style-name="P12"><text:s/>4.1.6 nBox (Zyliner): Philipp Gruber<text:tab/>5</text:p>
          <text:p text:style-name="P12"><text:s/>4.1.7 Pyramid: Philipp Gruber<text:tab/>5</text:p>
          <text:p text:style-name="P12"><text:s/>4.1.8 Sphere (Kugel): Reinhard Jeschull<text:tab/>5</text:p>
          <text:p text:style-name="P12"><text:s/>4.1.9 Tube (Röhre): Philipp Gruber<text:tab/>5</text:p>
          <text:p text:style-name="P12"><text:s/>4.1.10 Torus: Reinhard Jeschull<text:tab/>5</text:p>
          <text:p text:style-name="P12"><text:s/>4.1.11 Goblet (Kelch): Philipp Gruber<text:tab/>5</text:p>
          <text:p text:style-name="P11"><text:s/>4.2 Modifikatoren<text:tab/>6</text:p>
          <text:p text:style-name="P12"><text:s/>4.2.1 Convex Hull (Konvexe Hülle): Reinhard Jeschull<text:tab/>6</text:p>
          <text:p text:style-name="P12"><text:s/>4.2.2 Explosion: Philipp Gruber<text:tab/>6</text:p>
          <text:p text:style-name="P12"><text:s/>4.2.3 Extrude: Thomas Kuhndörfer<text:tab/>6</text:p>
          <text:p text:style-name="P12"><text:s/>4.2.4 Insert vertex (Vertex einfügen): Reinhard Jeschull<text:tab/>6</text:p>
          <text:p text:style-name="P12"><text:s/>4.2.5 Make Hole: Reinhard Jeschull<text:tab/>6</text:p>
          <text:p text:style-name="P12"><text:s/>4.2.6 Revolving (Rotationskörper): Philipp Gruber<text:tab/>6</text:p>
          <text:p text:style-name="P12"><text:s/>4.2.7 Smooth Corners (Weiche Ecken): Philipp Gruber<text:tab/>6</text:p>
          <text:p text:style-name="P12"><text:s/>4.2.8 Spike (Stacheln): Reinhard Jeschull<text:tab/>6</text:p>
          <text:p text:style-name="P12"><text:s/>4.2.9 Subdivision: Reinhard Jeschull<text:tab/>6</text:p>
          <text:p text:style-name="P12"><text:s/>4.2.10 Split face (Face aufteilen): Philipp Gruber<text:tab/>6</text:p>
          <text:p text:style-name="P11"><text:s/>4.3 Sonstiges<text:tab/>6</text:p>
          <text:p text:style-name="P12"><text:s/>4.3.1 Manual Edit (Manuelle Bearbeitung): Reinhard Jeschull<text:tab/>6</text:p>
          <text:p text:style-name="P12"><text:s/>4.3.2 Materialeditor: Reinhard Jeschull<text:tab/>6</text:p>
          <text:p text:style-name="P12"><text:s/>4.3.3 Texturkoordinaten-Editor: Reinhard Jeschull<text:tab/>6</text:p>
          <text:p text:style-name="P12"><text:s/>4.3.4 Im- und Exporter-Pack: Reinhard Jeschull<text:tab/>6</text:p>
          <text:p text:style-name="P12"><text:s/>4.3.5 TextureLoaderPack: Reinhard Jeschull<text:tab/>6</text:p>
          <text:p text:style-name="P12"><text:s/>4.3.6 Updater: Stefan Zeltner<text:tab/>6</text:p>
          <text:p text:style-name="P10"><text:s/>5 Sonstiges<text:tab/>7</text:p>
          <text:p text:style-name="P11"><text:s/>5.1 Iconerstellung: Reinhard Jeschull<text:tab/>7</text:p>
          <text:p text:style-name="P11"><text:s/>5.2 Handbuch<text:tab/>7</text:p>
          <text:p text:style-name="P12"><text:s/>5.2.1 Handbucherstellung: Philipp Gruber<text:tab/>7</text:p>
          <text:p text:style-name="P12"><text:s/>5.2.2 Handbuchteile: Alle<text:tab/>7</text:p>
          <text:p text:style-name="P11"><text:s/>5.3 Platformunabhängigkeit: Stefan Zeltner und Thomas Tischler<text:tab/>7</text:p>
          <text:p text:style-name="P11"><text:s/>5.4 Infrastruktur auf Sourceforge<text:tab/>7</text:p>
          <text:p text:style-name="P11"><text:s/>5.5 Installer: Stefan Zeltner<text:tab/>7</text:p>
          <text:p text:style-name="P11"><text:s/>5.6 Build-System: Stefan Zeltner<text:tab/>7</text:p>
          <text:p text:style-name="P11"><text:s/>5.7 Richtlinien<text:tab/>7</text:p>
          <text:p text:style-name="P12"><text:s/>5.7.1 Dateiheader: Reinhard Jeschull<text:tab/>7</text:p>
          <text:p text:style-name="P12"><text:s/>5.7.2 Allgemeingültige Programmierrichtlinien: Thomas Kuhndörfer<text:tab/>7</text:p>
          <text:p text:style-name="P12"><text:s/>5.7.3 Programmierstandards: Stefan Zeltner<text:tab/>7</text:p>
          <text:p text:style-name="P12"><text:s/>5.7.4 Ordnerstruktur: Reinhard Jeschull<text:tab/>7</text:p>
        </text:index-body>
      </text:table-of-content>
      <text:p text:style-name="P7"/>
      <text:p text:style-name="P7"/>
      <text:list text:style-name="L1">
        <text:list-item>
          <text:h text:style-name="P13" text:outline-level="1">Übersicht</text:h>
        </text:list-item>
      </text:list>
      <text:p text:style-name="P14"/>
      <text:list text:style-name="L2">
        <text:list-item>
          <text:list>
            <text:list-item>
              <text:h text:style-name="P15" text:outline-level="2">Allgemeine Verantwortlichkeiten</text:h>
            </text:list-item>
          </text:list>
        </text:list-item>
      </text:list>
      <text:list text:style-name="L3">
        <text:list-item>
          <text:p text:style-name="P16"><text:span text:style-name="T2">Thomas Kuhndörfer:</text:span> <text:tab/>Organisatorische Projektplanung und Szenengraph</text:p>
        </text:list-item>
        <text:list-item>
          <text:p text:style-name="P16"><text:span text:style-name="T2">Reinhard Jeschull:</text:span> <text:tab/>Szenendarstellung, Mathebibliothek und Pluginentwicklung</text:p>
        </text:list-item>
        <text:list-item>
          <text:p text:style-name="P16"><text:span text:style-name="T2">Thomas Tischler:</text:span> <text:tab/>GUI-Programmierung</text:p>
        </text:list-item>
        <text:list-item>
          <text:p text:style-name="P16"><text:span text:style-name="T2">Stefan Zeltner:</text:span> <text:tab/>Plugin- und Distributionssystem </text:p>
        </text:list-item>
        <text:list-item>
          <text:p text:style-name="P17"><text:span text:style-name="T2">Philipp Gruber: </text:span><text:tab/>Pluginentwicklung und Handbuch</text:p>
        </text:list-item>
      </text:list>
      <text:list text:style-name="L2" text:continue-numbering="true">
        <text:list-item>
          <text:list text:continue-numbering="true">
            <text:list-header>
              <text:h text:style-name="P18" text:outline-level="2" text:is-list-header="true"/>
            </text:list-header>
          </text:list>
        </text:list-item>
      </text:list>
      <text:list text:style-name="L4">
        <text:list-item>
          <text:h text:style-name="P19" text:outline-level="1">Organisatorische Übersicht</text:h>
        </text:list-item>
      </text:list>
      <text:p text:style-name="P20"/>
      <text:list text:style-name="Numbering_20_5">
        <text:list-item text:start-value="1">
          <text:list>
            <text:list-item text:start-value="1">
              <text:h text:style-name="P21" text:outline-level="2" text:restart-numbering="true" text:start-value="1">Projektplanung: <text:span text:style-name="T3">Thomas Kuhndörfer</text:span></text:h>
            </text:list-item>
          </text:list>
        </text:list-item>
      </text:list>
      <text:list text:style-name="L5">
        <text:list-item>
          <text:p text:style-name="P22">Allgemeine projektorganisatorische Tätigkeiten</text:p>
        </text:list-item>
        <text:list-item>
          <text:p text:style-name="P22">Kommunikation mit dem Projektbetreuer</text:p>
        </text:list-item>
        <text:list-item>
          <text:p text:style-name="P22">Erstellung und Kontrolle des Projektzeitplans</text:p>
        </text:list-item>
        <text:list-item>
          <text:p text:style-name="P22">Festlegung und Durchführung der Sitzungstermine</text:p>
        </text:list-item>
        <text:list-item>
          <text:p text:style-name="P23">Siehe: <text:span text:style-name="T4">http://blacksun.svn.sourceforge.net/viewvc/blacksun/orga/planner/</text:span></text:p>
        </text:list-item>
      </text:list>
      <text:p text:style-name="P24"/>
      <text:list text:style-name="Numbering_20_5" text:continue-numbering="true">
        <text:list-item>
          <text:list text:continue-numbering="true">
            <text:list-item>
              <text:h text:style-name="P25" text:outline-level="2">Pf<text:span text:style-name="T5">lichtenheft</text:span></text:h>
            </text:list-item>
          </text:list>
        </text:list-item>
      </text:list>
      <text:p text:style-name="P26"/>
      <text:list text:style-name="L6">
        <text:list-item>
          <text:list>
            <text:list-item>
              <text:list>
                <text:list-item>
                  <text:h text:style-name="P27" text:outline-level="3">Erstellung: <text:span text:style-name="T6">Reinhard Jeschull</text:span></text:h>
                </text:list-item>
              </text:list>
            </text:list-item>
          </text:list>
        </text:list-item>
      </text:list>
      <text:list text:style-name="L5">
        <text:list-item>
          <text:p text:style-name="P28">Zusammentragen aller in Frage kommenden Muss- und Wunschkriterien</text:p>
        </text:list-item>
      </text:list>
      <text:p text:style-name="P29"/>
      <text:list text:style-name="L6" text:continue-numbering="true">
        <text:list-item>
          <text:list text:continue-numbering="true">
            <text:list-item>
              <text:list text:continue-numbering="true">
                <text:list-item>
                  <text:h text:style-name="P27" text:outline-level="3">Weitere Ausarbeitung: <text:span text:style-name="T3">Alle</text:span></text:h>
                </text:list-item>
              </text:list>
            </text:list-item>
          </text:list>
        </text:list-item>
      </text:list>
      <text:list text:style-name="L5">
        <text:list-item>
          <text:p text:style-name="P28">Detailiertere Festlegung der einzelnen Pflichtenheftabschnitte</text:p>
        </text:list-item>
        <text:list-item>
          <text:p text:style-name="P28">Siehe: <text:span text:style-name="T7">http://blacksun.svn.sourceforge.net/viewvc/blacksun/orga/specification/</text:span></text:p>
        </text:list-item>
      </text:list>
      <text:p text:style-name="P26"/>
      <text:list text:style-name="Numbering_20_5" text:continue-numbering="true">
        <text:list-item>
          <text:list text:continue-numbering="true">
            <text:list-item>
              <text:h text:style-name="P30" text:outline-level="2">Sitzungsprotokolle: <text:span text:style-name="T6">Thomas Kuhndörfer</text:span></text:h>
            </text:list-item>
          </text:list>
        </text:list-item>
      </text:list>
      <text:list text:style-name="L5">
        <text:list-item>
          <text:p text:style-name="P22">Verfassen der wöchentlichen Sitzungsprotokolle zur Eigendokumentation und für den Projektbetreuer</text:p>
        </text:list-item>
        <text:list-item>
          <text:p text:style-name="P23">Siehe: <text:span text:style-name="T4">http://blacksun.svn.sourceforge.net/viewvc/blacksun/orga/sessions/</text:span></text:p>
        </text:list-item>
      </text:list>
      <text:p text:style-name="P31"/>
      <text:list text:style-name="Numbering_20_5" text:continue-numbering="true">
        <text:list-item>
          <text:list text:continue-numbering="true">
            <text:list-item>
              <text:h text:style-name="P30" text:outline-level="2">Taskliste: <text:span text:style-name="T6">Reinhard Jeschull</text:span> und <text:span text:style-name="T6">Thomas Kuhndörfer</text:span></text:h>
            </text:list-item>
          </text:list>
        </text:list-item>
      </text:list>
      <text:list text:style-name="L5">
        <text:list-item>
          <text:p text:style-name="P22">Erstellung und aktuell halten der Aufgabenliste, welche sich auf die Muss- und Wunschkriterien aus dem Pflichtenheft bezieht</text:p>
        </text:list-item>
        <text:list-item>
          <text:p text:style-name="P23">Siehe: <text:span text:style-name="T4">http://blacksun.svn.sourceforge.net/viewvc/blacksun/orga/tasks/</text:span></text:p>
        </text:list-item>
      </text:list>
      <text:p text:style-name="P32"/>
      <text:list text:style-name="Numbering_20_5" text:continue-numbering="true">
        <text:list-item>
          <text:list text:continue-numbering="true">
            <text:list-item>
              <text:h text:style-name="P30" text:outline-level="2">TODO-Liste: <text:span text:style-name="T6">Reinhard Jeschull</text:span> und <text:span text:style-name="T6">Thomas Kuhndörfer</text:span></text:h>
            </text:list-item>
          </text:list>
        </text:list-item>
      </text:list>
      <text:list text:style-name="L5">
        <text:list-item>
          <text:p text:style-name="P22">Erstellung und aktuell halten der TODO-Liste für kleiner Aufgaben, welche während Besprechungen und Programmieraufgaben hinzukommen</text:p>
        </text:list-item>
        <text:list-item>
          <text:p text:style-name="P23">Siehe: <text:span text:style-name="T4">http://blacksun.svn.sourceforge.net/viewvc/blacksun/orga/notices/TODO.txt?view=log</text:span></text:p>
        </text:list-item>
      </text:list>
      <text:p text:style-name="P33"/>
      <text:list text:style-name="Numbering_20_5" text:continue-numbering="true">
        <text:list-item>
          <text:list text:continue-numbering="true">
            <text:list-item>
              <text:h text:style-name="P30" text:outline-level="2">Zwischenpräsentation am 17.01.2007: <text:span text:style-name="T6">Alle</text:span></text:h>
            </text:list-item>
          </text:list>
        </text:list-item>
      </text:list>
      <text:list text:style-name="L5">
        <text:list-item>
          <text:p text:style-name="P22">Erstellung der einzelnen Präsentationsteile für die Zwischenpräsentation am Ende des 3. Semesters</text:p>
        </text:list-item>
        <text:list-item>
          <text:p text:style-name="P23">Siehe: <text:span text:style-name="T4">http://blacksun.svn.sourceforge.net/viewvc/blacksun/orga/presentation/</text:span></text:p>
        </text:list-item>
      </text:list>
      <text:p text:style-name="P34"/>
      <text:list text:style-name="Numbering_20_5" text:continue-numbering="true">
        <text:list-item>
          <text:list text:continue-numbering="true">
            <text:list-item>
              <text:h text:style-name="P30" text:outline-level="2">Architekturdokumentation: <text:span text:style-name="T6">Alle</text:span></text:h>
            </text:list-item>
          </text:list>
        </text:list-item>
      </text:list>
      <text:list text:style-name="L5">
        <text:list-item>
          <text:p text:style-name="P22">Je nach Zuständigkeit wurden die Seiten der Dokumentationen von den jeweiligen Projektmitgliedern erstellt</text:p>
        </text:list-item>
        <text:list-item>
          <text:p text:style-name="P23"><text:span text:style-name="T8">Siehe: </text:span><text:span text:style-name="T9">http://blacksun.svn.sourceforge.net/viewvc/blacksun/orga/architecture/</text:span></text:p>
        </text:list-item>
      </text:list>
      <text:list text:style-name="L4" text:continue-numbering="true">
        <text:list-item>
          <text:h text:style-name="P35" text:outline-level="1">Entwicklungsübersicht: Kern-Module</text:h>
        </text:list-item>
      </text:list>
      <text:p text:style-name="P20"/>
      <text:list text:style-name="L7">
        <text:list-item>
          <text:list>
            <text:list-item>
              <text:h text:style-name="P36" text:outline-level="2">Core/Logger: <text:span text:style-name="T6">Philipp Gruber</text:span></text:h>
            </text:list-item>
          </text:list>
        </text:list-item>
      </text:list>
      <text:p text:style-name="P37">Siehe Architekturdokumentation Kapitel 2</text:p>
      <text:p text:style-name="P38"/>
      <text:list text:style-name="L7" text:continue-numbering="true">
        <text:list-item>
          <text:list text:continue-numbering="true">
            <text:list-item>
              <text:h text:style-name="P39" text:outline-level="2">GUI: <text:span text:style-name="T6">Thomas Tischler</text:span></text:h>
            </text:list-item>
          </text:list>
        </text:list-item>
      </text:list>
      <text:p text:style-name="P37">Siehe Architekturdokumentation Kapitel 7</text:p>
      <text:p text:style-name="P26"/>
      <text:list text:style-name="L7" text:continue-numbering="true">
        <text:list-item>
          <text:list text:continue-numbering="true">
            <text:list-item>
              <text:h text:style-name="P36" text:outline-level="2">Mathebibliothek: <text:span text:style-name="T6">Reinhard Jeschull</text:span></text:h>
            </text:list-item>
          </text:list>
        </text:list-item>
      </text:list>
      <text:p text:style-name="P40">Siehe Architekturdokumentation Kapitel 3</text:p>
      <text:p text:style-name="P31"/>
      <text:list text:style-name="L7" text:continue-numbering="true">
        <text:list-item>
          <text:list text:continue-numbering="true">
            <text:list-item>
              <text:h text:style-name="P36" text:outline-level="2">Renderer: <text:span text:style-name="T6">Reinhard Jeschull</text:span></text:h>
            </text:list-item>
          </text:list>
        </text:list-item>
      </text:list>
      <text:p text:style-name="P40"><text:span text:style-name="T10">Siehe Architekturdokumentation Kapitel 4</text:span></text:p>
      <text:p text:style-name="P32"/>
      <text:list text:style-name="L7" text:continue-numbering="true">
        <text:list-item>
          <text:list text:continue-numbering="true">
            <text:list-item>
              <text:h text:style-name="P36" text:outline-level="2">SceneGraph: <text:span text:style-name="T6">Thomas Kuhndörfer</text:span></text:h>
            </text:list-item>
          </text:list>
        </text:list-item>
      </text:list>
      <text:p text:style-name="P40">Siehe Architekturdokumentation Kapitel 6</text:p>
      <text:list text:style-name="L8">
        <text:list-header>
          <text:p text:style-name="P41"/>
        </text:list-header>
      </text:list>
      <text:list text:style-name="L7" text:continue-numbering="true">
        <text:list-item>
          <text:list text:continue-numbering="true">
            <text:list-item>
              <text:h text:style-name="P36" text:outline-level="2">Pluginsystem: <text:span text:style-name="T6">Stefan Zeltner</text:span></text:h>
            </text:list-item>
          </text:list>
        </text:list-item>
      </text:list>
      <text:p text:style-name="P40">Siehe Architekturdokumentation Kapitel 5</text:p>
      <text:p text:style-name="P42"/>
      <text:p text:style-name="P42"/>
      <text:list text:style-name="L4" text:continue-numbering="true">
        <text:list-item>
          <text:h text:style-name="Heading_20_1" text:outline-level="1">Entwicklungsübersicht: Plugins</text:h>
        </text:list-item>
      </text:list>
      <text:p text:style-name="P43"/>
      <text:list text:style-name="L9">
        <text:list-item>
          <text:list>
            <text:list-item>
              <text:h text:style-name="P44" text:outline-level="2">Grundkörper</text:h>
            </text:list-item>
          </text:list>
        </text:list-item>
      </text:list>
      <text:p text:style-name="P45"/>
      <text:list text:style-name="L10">
        <text:list-item>
          <text:list>
            <text:list-item>
              <text:list>
                <text:list-item>
                  <text:h text:style-name="P46" text:outline-level="3">Block: <text:span text:style-name="T6">Philipp Gruber</text:span></text:h>
                </text:list-item>
              </text:list>
            </text:list-item>
          </text:list>
        </text:list-item>
      </text:list>
      <text:p text:style-name="P47">Siehe Architekturdokumentation Kapitel 10.1</text:p>
      <text:p text:style-name="P40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Box: <text:span text:style-name="T6">Philipp Gruber</text:span></text:h>
                </text:list-item>
              </text:list>
            </text:list-item>
          </text:list>
        </text:list-item>
      </text:list>
      <text:p text:style-name="P47">Siehe Architekturdokumentation Kapitel 10.2</text:p>
      <text:p text:style-name="P40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GeoSphere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0.3</text:p>
      <text:p text:style-name="P40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Grid (Gitter)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0.4</text:p>
      <text:p text:style-name="P40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Helix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0.5</text:p>
      <text:p text:style-name="P40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nBox (Zyliner): <text:span text:style-name="T6">Philipp Gruber</text:span></text:h>
                </text:list-item>
              </text:list>
            </text:list-item>
          </text:list>
        </text:list-item>
      </text:list>
      <text:p text:style-name="P47">Siehe Architekturdokumentation Kapitel 10.6</text:p>
      <text:p text:style-name="P40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Pyramid: <text:span text:style-name="T6">Philipp Gruber</text:span></text:h>
                </text:list-item>
              </text:list>
            </text:list-item>
          </text:list>
        </text:list-item>
      </text:list>
      <text:p text:style-name="P47">Siehe Architekturdokumentation Kapitel 10.7</text:p>
      <text:p text:style-name="P40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Sphere (Kugel)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0.8</text:p>
      <text:p text:style-name="P40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Tube (Röhre): <text:span text:style-name="T6">Philipp Gruber</text:span></text:h>
                </text:list-item>
              </text:list>
            </text:list-item>
          </text:list>
        </text:list-item>
      </text:list>
      <text:p text:style-name="P47">Siehe Architekturdokumentation Kapitel 10.9</text:p>
      <text:p text:style-name="P40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Torus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0.10</text:p>
      <text:p text:style-name="P40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Goblet (Kelch): <text:span text:style-name="T6">Philipp Gruber</text:span></text:h>
                </text:list-item>
              </text:list>
            </text:list-item>
          </text:list>
        </text:list-item>
      </text:list>
      <text:p text:style-name="P47">Siehe Architekturdokumentation Kapitel 10.11</text:p>
      <text:p text:style-name="P40"/>
      <text:list text:style-name="L9" text:continue-numbering="true">
        <text:list-item>
          <text:list text:continue-numbering="true">
            <text:list-item>
              <text:h text:style-name="P48" text:outline-level="2">Modifikatoren</text:h>
            </text:list-item>
          </text:list>
        </text:list-item>
      </text:list>
      <text:p text:style-name="P49"/>
      <text:list text:style-name="L11">
        <text:list-item>
          <text:list>
            <text:list-item>
              <text:list>
                <text:list-item>
                  <text:h text:style-name="P50" text:outline-level="3">Convex Hull (Konvexe Hülle)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1.1</text:p>
      <text:p text:style-name="P51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Explosion: <text:span text:style-name="T6">Philipp Gruber</text:span></text:h>
                </text:list-item>
              </text:list>
            </text:list-item>
          </text:list>
        </text:list-item>
      </text:list>
      <text:p text:style-name="P47">Siehe Architekturdokumentation Kapitel 11.2</text:p>
      <text:p text:style-name="P51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Extrude: <text:span text:style-name="T6">Thomas Kuhndörfer</text:span></text:h>
                </text:list-item>
              </text:list>
            </text:list-item>
          </text:list>
        </text:list-item>
      </text:list>
      <text:p text:style-name="P47">Siehe Architekturdokumentation Kapitel 11.3</text:p>
      <text:p text:style-name="P51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Insert vertex (Vertex einfügen)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1.4</text:p>
      <text:p text:style-name="P51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Make Hole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1.5</text:p>
      <text:p text:style-name="P49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Revolving (Rotationskörper): <text:span text:style-name="T6">Philipp Gruber</text:span></text:h>
                </text:list-item>
              </text:list>
            </text:list-item>
          </text:list>
        </text:list-item>
      </text:list>
      <text:p text:style-name="P47">Siehe Architekturdokumentation Kapitel 11.6</text:p>
      <text:p text:style-name="P51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Smooth Corners (Weiche Ecken): <text:span text:style-name="T6">Philipp Gruber</text:span></text:h>
                </text:list-item>
              </text:list>
            </text:list-item>
          </text:list>
        </text:list-item>
      </text:list>
      <text:p text:style-name="P47">Siehe Architekturdokumentation Kapitel 11.7</text:p>
      <text:p text:style-name="P51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Spike (Stacheln)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1.8</text:p>
      <text:p text:style-name="P51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Subdivision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1.9</text:p>
      <text:p text:style-name="P51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Split face (Face aufteilen): <text:span text:style-name="T6">Philipp Gruber</text:span></text:h>
                </text:list-item>
              </text:list>
            </text:list-item>
          </text:list>
        </text:list-item>
      </text:list>
      <text:p text:style-name="P47">Siehe Architekturdokumentation Kapitel 11.10</text:p>
      <text:p text:style-name="P49"/>
      <text:p text:style-name="P49"/>
      <text:list text:style-name="L9" text:continue-numbering="true">
        <text:list-item>
          <text:list text:continue-numbering="true">
            <text:list-item>
              <text:h text:style-name="P44" text:outline-level="2">Sonstiges</text:h>
            </text:list-item>
          </text:list>
        </text:list-item>
      </text:list>
      <text:p text:style-name="P49"/>
      <text:list text:style-name="L12">
        <text:list-item>
          <text:list>
            <text:list-item>
              <text:list>
                <text:list-item>
                  <text:h text:style-name="P52" text:outline-level="3">Manual Edit (Manuelle Bearbeitung)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2.1</text:p>
      <text:p text:style-name="P53"/>
      <text:list text:style-name="L12" text:continue-numbering="true">
        <text:list-item>
          <text:list text:continue-numbering="true">
            <text:list-item>
              <text:list text:continue-numbering="true">
                <text:list-item>
                  <text:h text:style-name="P52" text:outline-level="3">Materialeditor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2.2</text:p>
      <text:p text:style-name="P53"/>
      <text:list text:style-name="L12" text:continue-numbering="true">
        <text:list-item>
          <text:list text:continue-numbering="true">
            <text:list-item>
              <text:list text:continue-numbering="true">
                <text:list-item>
                  <text:h text:style-name="P52" text:outline-level="3">Texturkoordinaten-Editor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2.3</text:p>
      <text:p text:style-name="P53"/>
      <text:list text:style-name="L12" text:continue-numbering="true">
        <text:list-item>
          <text:list text:continue-numbering="true">
            <text:list-item>
              <text:list text:continue-numbering="true">
                <text:list-item>
                  <text:h text:style-name="P52" text:outline-level="3">Im- und Exporter-Pack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2.4</text:p>
      <text:p text:style-name="P53"/>
      <text:list text:style-name="L12" text:continue-numbering="true">
        <text:list-item>
          <text:list text:continue-numbering="true">
            <text:list-item>
              <text:list text:continue-numbering="true">
                <text:list-item>
                  <text:h text:style-name="P52" text:outline-level="3">TextureLoaderPack: <text:span text:style-name="T6">Reinhard Jeschull</text:span></text:h>
                </text:list-item>
              </text:list>
            </text:list-item>
          </text:list>
        </text:list-item>
      </text:list>
      <text:p text:style-name="P47">Siehe Architekturdokumentation Kapitel 12.5</text:p>
      <text:p text:style-name="P53"/>
      <text:list text:style-name="L12" text:continue-numbering="true">
        <text:list-item>
          <text:list text:continue-numbering="true">
            <text:list-item>
              <text:list text:continue-numbering="true">
                <text:list-item>
                  <text:h text:style-name="P52" text:outline-level="3">Updater: <text:span text:style-name="T6">Stefan Zeltner</text:span></text:h>
                </text:list-item>
              </text:list>
            </text:list-item>
          </text:list>
        </text:list-item>
      </text:list>
      <text:p text:style-name="P47">Siehe Architekturdokumentation Kapitel 12.6</text:p>
      <text:p text:style-name="P45"/>
      <text:p text:style-name="P45"/>
      <text:p text:style-name="P45"/>
      <text:list text:style-name="L13">
        <text:list-item>
          <text:h text:style-name="P54" text:outline-level="1">Sonstiges</text:h>
        </text:list-item>
      </text:list>
      <text:p text:style-name="P55"/>
      <text:list text:style-name="L14">
        <text:list-item>
          <text:list>
            <text:list-item>
              <text:h text:style-name="P56" text:outline-level="2">Iconerstellung: <text:span text:style-name="T6">Reinhard Jeschull</text:span></text:h>
            </text:list-item>
          </text:list>
        </text:list-item>
      </text:list>
      <text:list text:style-name="L5">
        <text:list-item>
          <text:p text:style-name="P22">Erstellung der Icons für die Pluginschaltflächen</text:p>
        </text:list-item>
        <text:list-item>
          <text:p text:style-name="P57">Siehe: <text:span text:style-name="T4">http://blacksun.svn.sourceforge.net/viewvc/blacksun/editor/Icons.rar?view=log</text:span></text:p>
        </text:list-item>
      </text:list>
      <text:p text:style-name="P58"/>
      <text:list text:style-name="L14" text:continue-numbering="true">
        <text:list-item>
          <text:list text:continue-numbering="true">
            <text:list-item>
              <text:h text:style-name="P56" text:outline-level="2">Handbuch</text:h>
            </text:list-item>
          </text:list>
        </text:list-item>
      </text:list>
      <text:p text:style-name="P59"/>
      <text:list text:style-name="L15">
        <text:list-item>
          <text:list>
            <text:list-item>
              <text:list>
                <text:list-item>
                  <text:h text:style-name="P60" text:outline-level="3">Handbucherstellung: <text:span text:style-name="T6">Philipp Gruber</text:span></text:h>
                </text:list-item>
              </text:list>
            </text:list-item>
          </text:list>
        </text:list-item>
      </text:list>
      <text:list text:style-name="L5">
        <text:list-item>
          <text:p text:style-name="P28">Zusammenführung und Integration der Handbuchanteile in ein HTML-Konstrukt unter Zuhilfename der Weblayouttechnik CSS</text:p>
        </text:list-item>
        <text:list-item>
          <text:p text:style-name="P61">Siehe: <text:span text:style-name="T7">http://blacksun.svn.sourceforge.net/viewvc/blacksun/Manual/</text:span></text:p>
        </text:list-item>
      </text:list>
      <text:p text:style-name="P59"/>
      <text:list text:style-name="L15" text:continue-numbering="true">
        <text:list-item>
          <text:list text:continue-numbering="true">
            <text:list-item>
              <text:list text:continue-numbering="true">
                <text:list-item>
                  <text:h text:style-name="P60" text:outline-level="3">Handbuchteile: <text:span text:style-name="T6">Alle</text:span></text:h>
                </text:list-item>
              </text:list>
            </text:list-item>
          </text:list>
        </text:list-item>
      </text:list>
      <text:list text:style-name="L5">
        <text:list-item>
          <text:p text:style-name="P28">Erstellung der einzelnen Handbuchanteile je nach Vearantwortlichkeit</text:p>
        </text:list-item>
        <text:list-item>
          <text:p text:style-name="P61">Siehe: <text:span text:style-name="T7">http://blacksun.svn.sourceforge.net/viewvc/blacksun/Manual/</text:span></text:p>
        </text:list-item>
      </text:list>
      <text:p text:style-name="P59"/>
      <text:list text:style-name="L14" text:continue-numbering="true">
        <text:list-item>
          <text:list text:continue-numbering="true">
            <text:list-item>
              <text:h text:style-name="P56" text:outline-level="2">Platformunabhängigkeit: <text:span text:style-name="T6">Stefan Zeltner</text:span><text:span text:style-name="T11"> und </text:span><text:span text:style-name="T6">Thomas Tischler</text:span></text:h>
            </text:list-item>
          </text:list>
        </text:list-item>
      </text:list>
      <text:list text:style-name="L5">
        <text:list-item>
          <text:p text:style-name="P62">Behebung von plattformbedingten Fehlern</text:p>
        </text:list-item>
      </text:list>
      <text:p text:style-name="P58"/>
      <text:list text:style-name="L14" text:continue-numbering="true">
        <text:list-item>
          <text:list text:continue-numbering="true">
            <text:list-item>
              <text:h text:style-name="P63" text:outline-level="2">Infrastruktur auf Sourceforge</text:h>
            </text:list-item>
          </text:list>
        </text:list-item>
      </text:list>
      <text:list text:style-name="L5">
        <text:list-item>
          <text:p text:style-name="P62">Kontoerstellung: <text:span text:style-name="T3">Thomas Kuhndörfer</text:span></text:p>
        </text:list-item>
        <text:list-item>
          <text:p text:style-name="P62">Verwalung der Downloads samt Release Notes:<text:span text:style-name="T3"> Stefan Zeltner</text:span></text:p>
        </text:list-item>
        <text:list-item>
          <text:p text:style-name="P62">Siehe: <text:span text:style-name="T7">http://sourceforge.net/projects/blacksun</text:span></text:p>
        </text:list-item>
      </text:list>
      <text:p text:style-name="P64"/>
      <text:list text:style-name="L14" text:continue-numbering="true">
        <text:list-item>
          <text:list text:continue-numbering="true">
            <text:list-item>
              <text:h text:style-name="P56" text:outline-level="2">Installer: <text:span text:style-name="T6">Stefan Zeltner</text:span></text:h>
            </text:list-item>
          </text:list>
        </text:list-item>
      </text:list>
      <text:list text:style-name="L16">
        <text:list-item>
          <text:p text:style-name="P65">Installationsetup für Windows/Linux</text:p>
        </text:list-item>
      </text:list>
      <text:list text:style-name="L5">
        <text:list-item>
          <text:p text:style-name="P66">Skr<text:span text:style-name="T5">ipt für Debian-Paket: </text:span><text:span text:style-name="T12">Thomas Kuhndörfer</text:span></text:p>
        </text:list-item>
        <text:list-item>
          <text:p text:style-name="P67"><text:span text:style-name="T13">Siehe: </text:span><text:span text:style-name="T14">http://sou</text:span><text:span text:style-name="T14">rceforge.net/project/showfiles.php?group_id=179656</text:span></text:p>
        </text:list-item>
      </text:list>
      <text:p text:style-name="P68"/>
      <text:list text:style-name="L14" text:continue-numbering="true">
        <text:list-item>
          <text:list text:continue-numbering="true">
            <text:list-item>
              <text:h text:style-name="P56" text:outline-level="2">Build-System: <text:span text:style-name="T6">Stefan Zeltner</text:span></text:h>
            </text:list-item>
          </text:list>
        </text:list-item>
      </text:list>
      <text:list text:style-name="L16">
        <text:list-item>
          <text:p text:style-name="P65">Einrichtung und kontinuierliche Anpassung der Infrastruktur des Übersetzungssystems</text:p>
        </text:list-item>
        <text:list-item>
          <text:p text:style-name="P65">Siehe: <text:span text:style-name="T4">http://blacksun.svn.sourceforge.net/viewvc/blacksun/editor/makefile?view=log</text:span></text:p>
        </text:list-item>
      </text:list>
      <text:p text:style-name="P58"/>
      <text:list text:style-name="L14" text:continue-numbering="true">
        <text:list-item>
          <text:list text:continue-numbering="true">
            <text:list-item>
              <text:h text:style-name="P56" text:outline-level="2">Richtlinien</text:h>
            </text:list-item>
          </text:list>
        </text:list-item>
      </text:list>
      <text:p text:style-name="P68"/>
      <text:list text:style-name="L17">
        <text:list-item>
          <text:list>
            <text:list-item>
              <text:list>
                <text:list-item>
                  <text:h text:style-name="P69" text:outline-level="3">Dateiheader: <text:span text:style-name="T6">Reinhard Jeschull</text:span></text:h>
                </text:list-item>
              </text:list>
            </text:list-item>
          </text:list>
        </text:list-item>
      </text:list>
      <text:list text:style-name="L5">
        <text:list-item>
          <text:p text:style-name="P28">Festlegung des allgemeinen Headers für Include- und Source-Dateien mit GPL-Lizenztext</text:p>
        </text:list-item>
        <text:list-item>
          <text:p text:style-name="P70">Siehe: <text:span text:style-name="T15">http://blacksun.svn.sourceforge.net/viewvc/blacksun/orga/guidelines/File-Comment-Header.odt?view=log</text:span></text:p>
        </text:list-item>
      </text:list>
      <text:p text:style-name="P68"/>
      <text:list text:style-name="L17" text:continue-numbering="true">
        <text:list-item>
          <text:list text:continue-numbering="true">
            <text:list-item>
              <text:list text:continue-numbering="true">
                <text:list-item>
                  <text:h text:style-name="P71" text:outline-level="3">Allgemeingültige Programmierrichtlinien: <text:span text:style-name="T6">Thomas Kuhndörfer</text:span></text:h>
                </text:list-item>
              </text:list>
            </text:list-item>
          </text:list>
        </text:list-item>
      </text:list>
      <text:list text:style-name="L5">
        <text:list-item>
          <text:p text:style-name="P28">Sammlung von C++-spezifischen Programmiertipps, gesamelt aus den Fachbüchern „Effektiv C++ programmieren“ und „Mehr effektiv C++ programmieren“ von Scott Meyers</text:p>
        </text:list-item>
        <text:list-item>
          <text:p text:style-name="P70">Siehe: <text:span text:style-name="T15">http://blacksun.svn.sourceforge.net/viewvc/blacksun/orga/guidelines/Programmierrichtlinien.pdf?view=log</text:span></text:p>
        </text:list-item>
      </text:list>
      <text:p text:style-name="P68"/>
      <text:list text:style-name="L17" text:continue-numbering="true">
        <text:list-item>
          <text:list text:continue-numbering="true">
            <text:list-item>
              <text:list text:continue-numbering="true">
                <text:list-item>
                  <text:h text:style-name="P71" text:outline-level="3">Programmierstandards: <text:span text:style-name="T6">Stefan Zeltner</text:span></text:h>
                </text:list-item>
              </text:list>
            </text:list-item>
          </text:list>
        </text:list-item>
      </text:list>
      <text:list text:style-name="L5">
        <text:list-item>
          <text:p text:style-name="P28">Erstellung eines tabellarischen Dokuments zur Festlegung der beim Projekt gewählten Entwicklungskonventionen</text:p>
        </text:list-item>
        <text:list-item>
          <text:p text:style-name="P70">Siehe: <text:span text:style-name="T15">http://blacksun.svn.sourceforge.net/viewvc/blacksun/orga/guidelines/Standards%20-%20Final.odt?view=log</text:span></text:p>
        </text:list-item>
      </text:list>
      <text:p text:style-name="P68"/>
      <text:list text:style-name="L17" text:continue-numbering="true">
        <text:list-item>
          <text:list text:continue-numbering="true">
            <text:list-item>
              <text:list text:continue-numbering="true">
                <text:list-item>
                  <text:h text:style-name="P71" text:outline-level="3">Ordnerstruktur: <text:span text:style-name="T6">Reinhard Jeschull</text:span></text:h>
                </text:list-item>
              </text:list>
            </text:list-item>
          </text:list>
        </text:list-item>
      </text:list>
      <text:list text:style-name="L5">
        <text:list-item>
          <text:p text:style-name="P28">Festlegung der Ordnerstruktur für die übersichtliche Speicherung der Entwicklungsdateien auf dem Subversion-Server</text:p>
        </text:list-item>
        <text:list-item>
          <text:p text:style-name="P61">Siehe: <text:span text:style-name="T7">http://blacksun.svn.sourceforge.net/viewvc/blacksun/orga/guidelines/ordnerstruktur.zip?view=log</text:span></text:p>
          <text:p text:style-name="P72"><text:span text:style-name="T1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de" fo:country="DE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list-style-name="Numbering_20_1" style:class="text">
      <style:paragraph-properties fo:margin-top="0cm" fo:margin-bottom="0cm" fo:keep-with-next="always"/>
      <style:text-properties style:font-name="Arial" fo:font-size="10pt" fo:font-weight="bold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cm" fo:margin-bottom="0cm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5" style:class="text" style:default-outline-level="2">
      <style:paragraph-properties fo:margin-top="0cm" fo:margin-bottom="0cm">
        <style:tab-stops/>
      </style:paragraph-properties>
      <style:text-properties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Numbering_20_5" style:class="text" style:default-outline-level="3">
      <style:paragraph-properties fo:margin-top="0cm" fo:margin-bottom="0cm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top="0cm" fo:margin-bottom="0cm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  <style:background-image/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 text:start-value="2">
        <style:list-level-properties text:min-label-width="0.499cm"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 text:start-value="6">
        <style:list-level-properties text:min-label-width="0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 text:start-value="2">
        <style:list-level-properties text:min-label-width="0.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51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1cm" text:min-label-width="0.45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1.605cm" text:min-label-width="0.395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2cm" text:min-label-width="0.395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2.395cm" text:min-label-width="0.395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2.791cm" text:min-label-width="0.395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3.186cm" text:min-label-width="0.395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3.581cm" text:min-label-width="0.395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3.976cm" text:min-label-width="0.395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size="10pt" style:text-underline-style="none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Eigenleistungs-Dokumentation – Blacksun<text:tab/><text:tab/></text:span><text:span text:style-name="T1"><text:chapter text:display="number-and-name" text:outline-level="1"> 5 Sonstiges</text:chapter></text:span></text:p>
      </style:header>
      <style:footer>
        <text:p text:style-name="P2"><text:page-number text:select-page="current">6</text:page-number> von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0-10T13:37:10</meta:creation-date>
    <dc:creator>Reinhard Jeschull</dc:creator>
    <dc:date>2007-06-06T15:47:34</dc:date>
    <meta:printed-by>Reinhard Jeschull</meta:printed-by>
    <meta:print-date>2007-01-06T13:27:57</meta:print-date>
    <dc:language>de-DE</dc:language>
    <meta:editing-cycles>596</meta:editing-cycles>
    <meta:editing-duration>P3DT2H38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7" meta:paragraph-count="221" meta:word-count="1112" meta:character-count="9741"/>
  </office:meta>
</office:document-meta>
</file>